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UrbanTitle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4" style:family="paragraph" style:parent-style-name="UrbanBody"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1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7" style:family="paragraph" style:parent-style-name="UrbanBody"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UrbanBody">
      <style:text-properties style:font-name="Arial1" fo:font-size="9pt" style:font-size-asian="9pt" style:font-size-complex="9pt"/>
    </style:style>
    <style:style style:name="P10" style:family="paragraph" style:parent-style-name="UrbanBody">
      <style:paragraph-properties fo:text-align="start" style:justify-single-word="false" style:snap-to-layout-grid="false"/>
      <style:text-properties style:font-name="Arial1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UrbanBody">
      <style:paragraph-properties fo:text-align="justify" style:justify-single-word="false"/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1"/>
    </style:style>
    <style:style style:name="T5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6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7" style:family="text">
      <style:text-properties style:font-name="Arial" fo:letter-spacing="normal" fo:language="fr" fo:country="BE" style:font-name-asian="Calibri1" style:font-name-complex="Calibri1"/>
    </style:style>
    <style:style style:name="T8" style:family="text">
      <style:text-properties officeooo:rsid="001f306a"/>
    </style:style>
    <style:style style:name="T9" style:family="text">
      <style:text-properties officeooo:rsid="001ffa13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6"><text:span text:style-name="T10">do text</text:span></text:p><text:p text:style-name="P16"><text:span text:style-name="T10">from document(at=header, format='odt')</text:span></text:p></office:annotation><text:span text:style-name="T1">Import depuis header.odt</text:span></text:p></draw:text-box></draw:frame><text:span text:style-name="Police_20_par_20_défaut"><text:span text:style-name="T6"><text:text-input text:description="">tool.getCityName()</text:text-input></text:span></text:span>, le <text:text-input text:description="">tool.formatDate(urbanEventObj.getEventDate())</text:text-input></text:p>
      <text:p text:style-name="P4"/>
      <text:p text:style-name="P4"/>
      <text:p text:style-name="P4"/>
      <text:p text:style-name="P4"><draw:frame draw:style-name="fr2" draw:name="Cadre1" text:anchor-type="paragraph" svg:x="7.77cm" svg:y="0.062cm" svg:width="7.631cm" svg:height="3.84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0"><text:span text:style-name="T4"><text:text-input text:description="Demandeurs">self.getArchitects()[0].getPersonTitleValue()</text:text-input></text:span><text:span text:style-name="T4"><text:s/></text:span><text:span text:style-name="T4"><text:text-input text:description="Demandeurs">self.getArchitects()[0].getName2()</text:text-input></text:span><text:span text:style-name="T4"><text:s/></text:span><text:span text:style-name="T4"><text:text-input text:description="Demandeurs">self.getArchitects()[0].getName1()</text:text-input></text:span></text:p><text:p text:style-name="P11">Architecte</text:p><text:p text:style-name="P11"><text:text-input text:description="Demandeurs">self.getArchitects()[0].getStreet()</text:text-input><text:s/>n°<text:text-input text:description="Demandeurs">self.getArchitects()[0].getNumber()</text:text-input></text:p><text:p text:style-name="P11"><text:text-input text:description="Demandeurs">self.getArchitects()[0].getZipcode()</text:text-input><text:s text:c="2"/><text:text-input text:description="Demandeurs">self.getArchitects()[0].getCity()</text:text-input><text:s/></text:p></table:table-cell></table:table-row></table:table><text:h text:style-name="P15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2"/>
      <text:p text:style-name="P3"/>
      <text:p text:style-name="P3">Relevé des pièces manquantes</text:p>
      <text:p text:style-name="P3"><text:span text:style-name="T2"><text:s/></text:span>pour une demande de <text:span text:style-name="T8">certificat</text:span> d'urbanisme <text:span text:style-name="T8">n°2</text:span></text:p>
      <text:p text:style-name="P4"/>
      <text:p text:style-name="P9">Agent traitant : <text:span text:style-name="Police_20_par_20_défaut"><text:span text:style-name="T7"><text:text-input text:description="Signalétique des demandeurs">self.getFoldermanagers()[0].getName2()</text:text-input></text:span></text:span><text:span text:style-name="Police_20_par_20_défaut"><text:span text:style-name="T5"><text:s/></text:span></text:span><text:span text:style-name="Police_20_par_20_défaut"><text:span text:style-name="T7"><text:text-input text:description="Signalétique des demandeurs">self.getFoldermanagers()[0].getName1()</text:text-input></text:span></text:span></text:p>
      <text:p text:style-name="P9"><office:annotation><dc:creator>Gauthier Bastien</dc:creator><dc:date>2011-01-13T14:56:41</dc:date><text:p text:style-name="P16"><text:span text:style-name="T10">do text</text:span></text:p><text:p text:style-name="P16"><text:span text:style-name="T10">from document(at=reference, format='odt')</text:span></text:p></office:annotation>Import depuis reference.odt</text:p>
      <text:p text:style-name="P4"/>
      <text:p text:style-name="P4"><office:annotation><dc:creator>Gauthier Bastien</dc:creator><dc:date>2011-02-21T09:23:46</dc:date><text:p text:style-name="P16"><text:span text:style-name="T11">do text if len(self.getArchitects()) == 1</text:span></text:p></office:annotation><text:span text:style-name="T4"><text:text-input text:description="Demandeurs">self.getArchitects()[0].getPersonTitleValue()</text:text-input></text:span>,</text:p>
      <text:p text:style-name="P5"><office:annotation><dc:creator>Gauthier Bastien</dc:creator><dc:date>2011-02-21T09:23:46</dc:date><text:p text:style-name="P16"><text:span text:style-name="T11">do text if len(self.getArchitects()) &gt; 1</text:span></text:p></office:annotation><text:span text:style-name="T2">&lt;%Titre%&gt;</text:span>,</text:p>
      <text:p text:style-name="P5"/>
      <text:p text:style-name="P8"/>
      <text:p text:style-name="P8">Veuillez trouver, ci-joint, le courrier transmis à votre client dans le cadre de sa demande de <text:span text:style-name="T9">certificat</text:span> d'urbanisme <text:span text:style-name="T9">n°2 </text:span>:</text:p>
      <text:p text:style-name="P8"/>
      <text:p text:style-name="P4"><office:annotation><dc:creator>Gauthier Bastien</dc:creator><dc:date>2011-02-16T16:12:24</dc:date><text:p text:style-name="P16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licence_helper.licenceSubject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8"/>
      <text:p text:style-name="P4"><office:annotation><dc:creator>Gauthier Bastien</dc:creator><dc:date>2011-02-21T09:23:46</dc:date><text:p text:style-name="P16"><text:span text:style-name="T11">do text if len(self.getArchitects()) == 1</text:span></text:p></office:annotation>Demeurant à votre disposition, nous vous prions d'agréer, <text:span text:style-name="T4"><text:text-input text:description="Demandeurs">self.getArchitects()[0].getPersonTitleValue()</text:text-input></text:span><text:span text:style-name="T4">, </text:span>nos salutations distinguées.</text:p>
      <text:p text:style-name="P5"><office:annotation><dc:creator>Gauthier Bastien</dc:creator><dc:date>2011-02-21T09:23:46</dc:date><text:p text:style-name="P16"><text:span text:style-name="T11">do text if len(self.getArchitects()) &gt; 1</text:span></text:p></office:annotation>Demeurant à votre disposition, nous vous prions d'agréer, <text:span text:style-name="T2">&lt;%Titre%&gt;</text:span>, nos salutations distinguées.</text:p>
      <text:p text:style-name="P5"/>
      <text:p text:style-name="P8"><office:annotation><dc:creator>Gauthier Bastien</dc:creator><dc:date>2011-01-13T14:56:41</dc:date><text:p text:style-name="P16"><text:span text:style-name="T10">do text</text:span></text:p><text:p text:style-name="P16"><text:span text:style-name="T10">from document(at=signatures, format='odt')</text:span></text:p></office:annotation>Import depuis signatures.odt</text:p>
      <text:p text:style-name="P8"/>
      <text:p text:style-name="P8"/>
      <text:p text:style-name="P13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19-01-04T16:41:54.323331360</dc:date>
    <dc:language>fr-FR</dc:language>
    <meta:editing-cycles>130</meta:editing-cycles>
    <meta:editing-duration>P1DT10H49M46S</meta:editing-duration>
    <dc:creator>bleybaert</dc:creator>
    <meta:document-statistic meta:table-count="1" meta:image-count="0" meta:object-count="0" meta:page-count="1" meta:paragraph-count="21" meta:word-count="147" meta:character-count="1298" meta:non-whitespace-character-count="1208"/>
    <meta:user-defined meta:name="Info 1"/>
    <meta:user-defined meta:name="Info 2"/>
    <meta:user-defined meta:name="Info 3"/>
    <meta:user-defined meta:name="Info 4"/>
  </office:meta>
</office:document-meta>
</file>